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4f4a" officeooo:paragraph-rsid="001f4f4a"/>
    </style:style>
    <style:style style:name="P2" style:family="paragraph" style:parent-style-name="Standard">
      <style:paragraph-properties fo:text-align="start" style:justify-single-word="false"/>
      <style:text-properties officeooo:rsid="001f4f4a" officeooo:paragraph-rsid="001f4f4a"/>
    </style:style>
    <style:style style:name="P3" style:family="paragraph" style:parent-style-name="Standard">
      <style:paragraph-properties fo:text-align="start" style:justify-single-word="false"/>
      <style:text-properties officeooo:rsid="002062f8" officeooo:paragraph-rsid="002062f8"/>
    </style:style>
    <style:style style:name="P4" style:family="paragraph" style:parent-style-name="Standard">
      <style:paragraph-properties style:line-height-at-least="0.503cm"/>
      <style:text-properties fo:color="#cccccc" style:font-name="Droid Sans Mono" fo:font-size="10.5pt" fo:font-weight="normal" fo:background-color="#1f1f1f"/>
    </style:style>
    <style:style style:name="P5" style:family="paragraph" style:parent-style-name="Standard">
      <style:paragraph-properties style:line-height-at-least="0.503cm"/>
    </style:style>
    <style:style style:name="T1" style:family="text">
      <style:text-properties fo:color="#569cd6"/>
    </style:style>
    <style:style style:name="T2" style:family="text">
      <style:text-properties fo:color="#cccccc" style:font-name="Droid Sans Mono" fo:font-size="10.5pt" fo:font-weight="normal" fo:background-color="#1f1f1f" loext:char-shading-value="0"/>
    </style:style>
    <style:style style:name="T3" style:family="text">
      <style:text-properties fo:color="#dcdcaa"/>
    </style:style>
    <style:style style:name="T4" style:family="text">
      <style:text-properties fo:color="#9cdcfe"/>
    </style:style>
    <style:style style:name="T5" style:family="text">
      <style:text-properties fo:color="#c586c0"/>
    </style:style>
    <style:style style:name="T6" style:family="text">
      <style:text-properties fo:color="#d4d4d4"/>
    </style:style>
    <style:style style:name="T7" style:family="text">
      <style:text-properties fo:color="#b5ce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SA Questions and Solutions</text:p>
      <text:p text:style-name="P2"/>
      <text:p text:style-name="P3">1. gcd of two numbers by using Euclid’s Algorithm.</text:p>
      <text:p text:style-name="P3"/>
      <text:p text:style-name="Standard">def gcd(a,b):</text:p>
      <text:p text:style-name="Standard"><text:s text:c="4"/>while b!=0:</text:p>
      <text:p text:style-name="Standard"><text:s text:c="8"/>r=a%b</text:p>
      <text:p text:style-name="Standard"><text:s text:c="8"/>a=b</text:p>
      <text:p text:style-name="Standard"><text:s text:c="8"/>b=r</text:p>
      <text:p text:style-name="Standard"><text:s text:c="4"/>return a</text:p>
      <text:p text:style-name="Standard"/>
      <text:p text:style-name="Standard">print(gcd(8,12)) 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10T05:43:24.268330195</meta:creation-date>
    <dc:date>2023-08-10T06:37:50.494500588</dc:date>
    <meta:editing-duration>PT54M2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9" meta:word-count="23" meta:character-count="169" meta:non-whitespace-character-count="122"/>
  </office:meta>
</office:document-meta>
</file>